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343541" style:font-name="Liberation Serif" fo:font-size="14pt" fo:letter-spacing="normal" fo:font-style="normal" fo:font-weight="bold" style:font-size-asian="14pt" style:font-weight-asian="bold" style:font-size-complex="14pt" style:font-weight-complex="bold"/>
    </style:style>
    <style:style style:name="P2"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normal" officeooo:rsid="001414e9" officeooo:paragraph-rsid="001414e9"/>
    </style:style>
    <style:style style:name="P4"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normal" officeooo:rsid="001414e9" officeooo:paragraph-rsid="001414e9" style:font-weight-asian="normal" style:font-weight-complex="normal"/>
    </style:style>
    <style:style style:name="P5"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normal" officeooo:rsid="0014a4ea" officeooo:paragraph-rsid="0014a4ea"/>
    </style:style>
    <style:style style:name="P6"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bold" officeooo:rsid="001414e9" officeooo:paragraph-rsid="001414e9" style:font-weight-asian="bold" style:font-weight-complex="bold"/>
    </style:style>
    <style:style style:name="P7"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bold" officeooo:rsid="0014a4ea" officeooo:paragraph-rsid="0014a4ea" style:font-weight-asian="bold" style:font-weight-complex="bold"/>
    </style:style>
    <style:style style:name="P8"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italic" fo:font-weight="bold" officeooo:rsid="001414e9" officeooo:paragraph-rsid="001414e9"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color="#2a6099"/>
    </style:style>
    <style:style style:name="T3" style:family="text">
      <style:text-properties officeooo:rsid="00179f1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text:bookmark-start text:name="__DdeLink__0_2930508331"/>L'algorithme de recuit simulé<text:bookmark-end text:name="__DdeLink__0_2930508331"/>:</text:p>
      <text:p text:style-name="P2"/>
      <text:p text:style-name="P8">1- explication :</text:p>
      <text:p text:style-name="P3"/>
      <text:p text:style-name="P3">L'algorithme de recuit simulé (ou simulated annealing en anglais) est un algorithme de recherche locale pour résoudre des problèmes d'optimisation combinatoire. Il a été proposé en 1983 par Scott Kirkpatrick, C. Daniel Gelatt et Mario P. Vecchi.</text:p>
      <text:p text:style-name="P3"/>
      <text:p text:style-name="P3">L'algorithme est inspiré de la méthode de recuit en métallurgie, qui consiste à chauffer un matériau puis à le refroidir lentement pour améliorer sa structure cristalline. Dans l'algorithme de recuit simulé, on cherche à minimiser une fonction d'énergie (ou coût) en explorant l'espace des solutions à travers des états successifs.</text:p>
      <text:p text:style-name="P3"/>
      <text:p text:style-name="P3">L'algorithme commence par une solution initiale aléatoire, puis explore l'espace des solutions en acceptant des solutions de moins en moins bonnes au fur et à mesure de l'itération. La probabilité d'accepter une solution moins bonne dépend d'un paramètre de température qui diminue au fil du temps, simulant ainsi le refroidissement du matériau en métallurgie. Cette stratégie permet d'éviter de rester bloqué dans un minimum local et de trouver une solution globale optimale.</text:p>
      <text:p text:style-name="P3"/>
      <text:p text:style-name="P3">L'algorithme de recuit simulé est largement utilisé dans divers domaines tels que la physique, la chimie, la biologie, l'ingénierie et l'informatique. Il a été appliqué à des problèmes d'ordonnancement, de routage, de conception de circuits, de planification de trajets, de pliage de protéines, de réseaux neuronaux et bien d'autres encore.</text:p>
      <text:p text:style-name="P3"/>
      <text:p text:style-name="P6">2-domaine<text:span text:style-name="T3">s</text:span> d'application <text:s/>:</text:p>
      <text:p text:style-name="P6"/>
      <text:p text:style-name="P4">L'algorithme de recuit simulé peut être utilisé dans une variété de domaines, notamment :</text:p>
      <text:p text:style-name="P4"/>
      <text:p text:style-name="P4">Optimisation combinatoire : l'algorithme peut être utilisé pour résoudre des problèmes d'optimisation combinatoire tels que le problème du voyageur de commerce, le problème de sac à dos, le problème de partitionnement et d'autres problèmes similaires.</text:p>
      <text:p text:style-name="P4"/>
      <text:p text:style-name="P4">Réseau de neurones artificiels : l'algorithme peut être utilisé pour optimiser les poids et les biais dans un réseau de neurones artificiels.</text:p>
      <text:p text:style-name="P4"/>
      <text:p text:style-name="P4">Ingénierie : l'algorithme peut être utilisé pour optimiser la conception de systèmes complexes tels que les circuits électroniques et les réseaux de télécommunications.</text:p>
      <text:p text:style-name="P4"/>
      <text:p text:style-name="P4">Planification de trajet : l'algorithme peut être utilisé pour trouver le chemin optimal pour un robot ou un véhicule à travers un environnement complexe.</text:p>
      <text:p text:style-name="P4"/>
      <text:p text:style-name="P4">Gestion de la chaîne d'approvisionnement : l'algorithme peut être utilisé pour optimiser les décisions de production, d'approvisionnement et de distribution dans une chaîne d'approvisionnement.</text:p>
      <text:p text:style-name="P4"/>
      <text:p text:style-name="P4"><text:soft-page-break/>Biologie et bio-informatique : l'algorithme peut être utilisé pour la prédiction de la structure de protéines, l'alignement de séquences d'ADN et la prédiction de la structure de l'ARN.</text:p>
      <text:p text:style-name="P4"/>
      <text:p text:style-name="P4">En général, l'algorithme de recuit simulé peut être appliqué à tout problème d'optimisation où la recherche d'une solution globale optimale est difficile en raison de la complexité de l'espace de recherche et de la présence de multiples minimums locaux.</text:p>
      <text:p text:style-name="P4"/>
      <text:p text:style-name="P4"><text:span text:style-name="T1">3- exemple :</text:span> </text:p>
      <text:p text:style-name="P3"/>
      <text:p text:style-name="P3">Un exemple d'application de l'algorithme de recuit simulé est le problème du voyageur de commerce (TSP - Traveling Salesman Problem) qui consiste à trouver le chemin le plus court pour visiter un ensemble de villes une seule fois et revenir au point de départ. Ce problème est NP-difficile, ce qui signifie qu'il est difficile de trouver une solution optimale en un temps raisonnable pour un grand nombre de villes.</text:p>
      <text:p text:style-name="P3"/>
      <text:p text:style-name="P3">L'algorithme de recuit simulé peut être utilisé pour trouver une solution approchée au problème du voyageur de commerce en explorant l'espace des solutions. L'idée est de démarrer avec une solution initiale aléatoire, puis d'utiliser le recuit simulé pour explorer l'espace des solutions en acceptant des solutions de moins en moins bonnes avec une certaine probabilité. Plus la température diminue, plus la probabilité d'accepter des solutions moins bonnes diminue, ce qui permet de converger lentement vers une solution optimale.</text:p>
      <text:p text:style-name="P3"/>
      <text:p text:style-name="P3">L'algorithme peut être appliqué à des ensembles de données de différentes tailles, allant de quelques villes à plusieurs milliers de villes. Bien qu'il ne garantisse pas de trouver la solution optimale, l'algorithme de recuit simulé fournit généralement des résultats satisfaisants en un temps raisonnable pour des problèmes de taille modérée.</text:p>
      <text:p text:style-name="P3"/>
      <text:p text:style-name="P5"/>
      <text:p text:style-name="P7">4-Exemple en javascript :</text:p>
      <text:p text:style-name="P7"/>
      <text:p text:style-name="P5">Au début de l'algorithme, la température est initialement élevée, permettant ainsi à la recherche de solutions dans l'espace de recherche d'explorer une grande partie de celui-ci, même si cela signifie accepter des solutions moins bonnes que la solution courante. À mesure que l'algorithme progresse, la température diminue progressivement et la recherche se concentre davantage sur l'optimisation locale, c'est-à-dire la recherche de solutions meilleures que la solution courante.</text:p>
      <text:p text:style-name="P5"/>
      <text:p text:style-name="P5">Le taux de refroidissement détermine la rapidité avec laquelle la température diminue. Un taux de refroidissement plus élevé signifie que la température diminue plus rapidement, tandis qu'un taux de refroidissement plus faible signifie que la température diminue plus lentement.</text:p>
      <text:p text:style-name="P5"/>
      <text:p text:style-name="P5">Le choix d'un taux de refroidissement approprié dépend de la nature du problème à résoudre et des contraintes de temps et de ressources disponibles. En général, il est conseillé de tester différents taux de refroidissement pour trouver celui qui donne les meilleurs résultats pour le problème donné.</text:p>
      <text:p text:style-name="P5"/>
      <text:p text:style-name="P5">5- probalilité :</text:p>
      <text:p text:style-name="P5"/>
      <text:p text:style-name="P5">Le nombre de cas possibles de tous les parcours dans le problème du voyageur de commerce dépend du nombre de villes à visiter. Si nous avons n villes à visiter, le nombre total de parcours possibles est <text:soft-page-break/>donné par n! (factorielle de n), ce qui signifie que nous avons n choix pour la première ville, n-1 choix pour la deuxième ville, n-2 choix pour la troisième ville, et ainsi de suite.</text:p>
      <text:p text:style-name="P5"/>
      <text:p text:style-name="P5">Par exemple, si nous avons 5 villes à visiter, le nombre total de parcours possibles est 5! = 120. Cela signifie qu'il y a 120 façons différentes de visiter ces 5 villes en parcourant toutes les villes une seule fois et en retournant au point de départ.</text:p>
      <text:p text:style-name="P5"/>
      <text:p text:style-name="P5">Cependant, il convient de noter que l'algorithme de force brute pour tester toutes ces combinaisons serait très inefficace pour un grand nombre de villes, car le nombre total de combinaisons à tester augmente rapidement avec le nombre de villes. C'est pourquoi l'algorithme de recuit simulé est une méthode plus efficace pour résoudre ce problème pour un grand nombre de villes.</text:p>
      <text:p text:style-name="P5"/>
      <text:p text:style-name="P5">Pour 10 villes, le nombre total de parcours possibles serait de <text:span text:style-name="T2">10! = 3 628 800</text:span>. Cela signifie qu'il y a 3 628 800 façons différentes de visiter ces 10 villes en parcourant toutes les villes une seule fois et en retournant au point de départ.</text:p>
      <text:p text:style-name="P5"/>
      <text:p text:style-name="P5">Cependant, tester toutes ces combinaisons à l'aide de la méthode de force brute serait très inefficace car cela nécessiterait de tester plus de 3 millions de combinaisons. C'est pourquoi l'algorithme de recuit simulé est une méthode plus efficace pour résoudre ce problème pour un grand nombre de vil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0T08:35:07.571678815</meta:creation-date>
    <dc:date>2023-04-20T09:47:58.560508207</dc:date>
    <meta:editing-duration>PT28M5S</meta:editing-duration>
    <meta:editing-cycles>3</meta:editing-cycles>
    <meta:generator>LibreOffice/6.4.7.2$Linux_X86_64 LibreOffice_project/40$Build-2</meta:generator>
    <meta:document-statistic meta:table-count="0" meta:image-count="0" meta:object-count="0" meta:page-count="3" meta:paragraph-count="29" meta:word-count="1060" meta:character-count="6862" meta:non-whitespace-character-count="5829"/>
  </office:meta>
</office:document-meta>
</file>